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Roboto Black" svg:font-family="'Roboto Black'" style:font-pitch="variable"/>
    <style:font-face style:name="Roboto Black1" svg:font-family="'Roboto Black'" style:font-adornments="Black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 L" svg:font-family="'Nimbus Sans L'" style:font-family-generic="roman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91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style:font-name="Roboto Black1" fo:font-size="88pt" fo:font-weight="900" style:font-size-asian="18pt" style:font-size-complex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style:style style:name="T1" style:family="text">
      <style:text-properties style:font-name="Roboto Black1" fo:font-size="88pt" fo:font-weight="900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4cm" svg:height="6.161cm" svg:x="1.2cm" svg:y="6.8cm">
          <draw:text-box>
            <text:p><text:span text:style-name="T1">Spine Sensor</text:span></text:p>
          </draw:text-box>
        </draw:frame>
        <draw:frame draw:style-name="gr2" draw:text-style-name="P2" draw:layer="layout" svg:width="11.4cm" svg:height="1.725cm" svg:x="5.6cm" svg:y="11.8cm">
          <draw:text-box>
            <text:p><text:span text:style-name="T2">dio cantante sta roba non mi interess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4.4cm" svg:height="1.725cm" svg:x="1.4cm" svg:y="1.2cm">
          <draw:text-box>
            <text:p><text:span text:style-name="T2">What is Spine Sensor?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pine sensor is a small device whitch ai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2" draw:layer="layout" svg:width="24.6cm" svg:height="3.199cm" svg:x="1.4cm" svg:y="1.4cm">
          <draw:text-box>
            <text:p><text:span text:style-name="T2">Features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The product is based out of a 6 axis sensor.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The prototype uses an Arduino Nano as the “brain”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We aimed for the absolute semplicity and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Roboto Black" svg:font-family="'Roboto Black'" style:font-pitch="variable"/>
    <style:font-face style:name="Roboto Black1" svg:font-family="'Roboto Black'" style:font-adornments="Black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 L" svg:font-family="'Nimbus Sans L'" style:font-family-generic="roman" style:font-pitch="variable"/>
    <style:font-face style:name="DejaVu Sans2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it" fo:country="I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0:22:17.390440967</meta:creation-date>
    <dc:date>2016-05-31T11:13:32.908287310</dc:date>
    <meta:editing-duration>PT40M37S</meta:editing-duration>
    <meta:editing-cycles>4</meta:editing-cycles>
    <meta:generator>LibreOffice/5.1.3.2$Linux_X86_64 LibreOffice_project/10m0$Build-2</meta:generator>
    <meta:document-statistic meta:object-count="31"/>
  </office:meta>
</office:document-meta>
</file>